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>
      <style:paragraph-properties fo:text-align="end" style:justify-single-word="false"/>
      <style:text-properties style:text-position="0% 100%" fo:font-weight="normal" officeooo:rsid="0114eaf8" officeooo:paragraph-rsid="0114eaf8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7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8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90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1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192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193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194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195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196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197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98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199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00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01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02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03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04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05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06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07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08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09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10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11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12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13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14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15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16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17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18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19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20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21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22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23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24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25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26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27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28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29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30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31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32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33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34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35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36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37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38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39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40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41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42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43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44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45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46" style:family="paragraph" style:parent-style-name="Standard" style:list-style-name="L27"/>
    <style:style style:name="P247" style:family="paragraph" style:parent-style-name="Standard" style:list-style-name="L27">
      <style:text-properties officeooo:rsid="010842f6" officeooo:paragraph-rsid="010842f6"/>
    </style:style>
    <style:style style:name="P248" style:family="paragraph" style:parent-style-name="Standard" style:list-style-name="L27">
      <style:text-properties officeooo:rsid="01085f2f" officeooo:paragraph-rsid="01085f2f"/>
    </style:style>
    <style:style style:name="P2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f9a43"/>
    </style:style>
    <style:style style:name="T21" style:family="text">
      <style:text-properties officeooo:rsid="00430039"/>
    </style:style>
    <style:style style:name="T22" style:family="text">
      <style:text-properties officeooo:rsid="0046b029"/>
    </style:style>
    <style:style style:name="T23" style:family="text">
      <style:text-properties officeooo:rsid="004b882e"/>
    </style:style>
    <style:style style:name="T24" style:family="text">
      <style:text-properties officeooo:rsid="00532ad5"/>
    </style:style>
    <style:style style:name="T25" style:family="text">
      <style:text-properties officeooo:rsid="005db356"/>
    </style:style>
    <style:style style:name="T26" style:family="text">
      <style:text-properties officeooo:rsid="00646b08"/>
    </style:style>
    <style:style style:name="T27" style:family="text">
      <style:text-properties officeooo:rsid="006ad065"/>
    </style:style>
    <style:style style:name="T28" style:family="text">
      <style:text-properties style:text-position="0% 100%"/>
    </style:style>
    <style:style style:name="T29" style:family="text">
      <style:text-properties style:text-position="0% 100%" fo:font-weight="normal" style:font-weight-asian="normal" style:font-weight-complex="normal"/>
    </style:style>
    <style:style style:name="T30" style:family="text">
      <style:text-properties style:text-position="0% 100%" fo:font-weight="normal" officeooo:rsid="00cbc608" style:font-weight-asian="normal" style:font-weight-complex="normal"/>
    </style:style>
    <style:style style:name="T31" style:family="text">
      <style:text-properties style:text-position="0% 100%" fo:font-weight="normal" officeooo:rsid="00cca754" style:font-weight-asian="normal" style:font-weight-complex="normal"/>
    </style:style>
    <style:style style:name="T32" style:family="text">
      <style:text-properties style:text-position="0% 100%" fo:font-weight="bold" officeooo:rsid="00cbc608" style:font-weight-asian="bold" style:font-weight-complex="bold"/>
    </style:style>
    <style:style style:name="T33" style:family="text">
      <style:text-properties style:text-position="0% 100%" fo:font-weight="bold" officeooo:rsid="00cdce83" style:font-weight-asian="bold" style:font-weight-complex="bold"/>
    </style:style>
    <style:style style:name="T34" style:family="text">
      <style:text-properties officeooo:rsid="0077b5dd"/>
    </style:style>
    <style:style style:name="T35" style:family="text">
      <style:text-properties officeooo:rsid="009375b6"/>
    </style:style>
    <style:style style:name="T36" style:family="text">
      <style:text-properties officeooo:rsid="009efe69"/>
    </style:style>
    <style:style style:name="T37" style:family="text">
      <style:text-properties officeooo:rsid="00a37641"/>
    </style:style>
    <style:style style:name="T38" style:family="text">
      <style:text-properties officeooo:rsid="00130c0a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style:text-line-through-style="none" style:text-line-through-type="none" officeooo:rsid="00b80393"/>
    </style:style>
    <style:style style:name="T41" style:family="text">
      <style:text-properties style:text-line-through-style="none" style:text-line-through-type="none" fo:font-weight="bold" style:font-weight-asian="bold" style:font-weight-complex="bold"/>
    </style:style>
    <style:style style:name="T42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4" style:family="text">
      <style:text-properties style:text-line-through-style="none" style:text-line-through-type="none" officeooo:rsid="00bb04b9"/>
    </style:style>
    <style:style style:name="T45" style:family="text">
      <style:text-properties style:text-line-through-style="none" style:text-line-through-type="none" officeooo:rsid="00bc948c"/>
    </style:style>
    <style:style style:name="T46" style:family="text">
      <style:text-properties style:text-line-through-style="none" style:text-line-through-type="none" officeooo:rsid="00be0617"/>
    </style:style>
    <style:style style:name="T47" style:family="text">
      <style:text-properties style:text-line-through-style="none" style:text-line-through-type="none" officeooo:rsid="00c07c31"/>
    </style:style>
    <style:style style:name="T48" style:family="text">
      <style:text-properties officeooo:rsid="00c94155"/>
    </style:style>
    <style:style style:name="T49" style:family="text">
      <style:text-properties officeooo:rsid="00d5261e"/>
    </style:style>
    <style:style style:name="T50" style:family="text">
      <style:text-properties officeooo:rsid="00e54534"/>
    </style:style>
    <style:style style:name="T51" style:family="text">
      <style:text-properties officeooo:rsid="00e74942"/>
    </style:style>
    <style:style style:name="T52" style:family="text">
      <style:text-properties officeooo:rsid="00e7cbc1"/>
    </style:style>
    <style:style style:name="T53" style:family="text">
      <style:text-properties officeooo:rsid="00ec0776"/>
    </style:style>
    <style:style style:name="T54" style:family="text">
      <style:text-properties officeooo:rsid="00f0e9ba"/>
    </style:style>
    <style:style style:name="T55" style:family="text">
      <style:text-properties officeooo:rsid="00f5f769"/>
    </style:style>
    <style:style style:name="T56" style:family="text">
      <style:text-properties officeooo:rsid="0106525a"/>
    </style:style>
    <style:style style:name="T57" style:family="text">
      <style:text-properties officeooo:rsid="010e8045"/>
    </style:style>
    <style:style style:name="T58" style:family="text">
      <style:text-properties officeooo:rsid="012cbcd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191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192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0">Bs</text:span> and web applications</text:p>
        </text:list-item>
        <text:list-item>
          <text:p text:style-name="P121"><text:span text:style-name="T19">memcached</text:span> – memory object caching system, <text:span text:style-name="T22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19">redis</text:span> – in-memory key-value store, <text:span text:style-name="T21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23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193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194">S3 intelligent tiering – <text:span text:style-name="T6">useful for unknown and unpredictable access patterns</text:span></text:p>
          <text:list>
            <text:list-item>
              <text:p text:style-name="P195"><text:span text:style-name="T24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196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197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25">SSE-C – server side</text:span> encryption that will use customer provided keys </text:p>
        </text:list-item>
        <text:list-item>
          <text:p text:style-name="P198">Client side encryption – <text:span text:style-name="T7">you encrypt the files before you upload them </text:span></text:p>
        </text:list-item>
        <text:list-item>
          <text:p text:style-name="P199"><text:span text:style-name="T1">Enforcing encryption on S3 buckets – </text:span><text:span text:style-name="T8">when PUT requests are received. </text:span><text:span text:style-name="T26">Create a bucket policy which denies any s3 put requests which doesnt include the following parameter.</text:span></text:p>
          <text:list>
            <text:list-item>
              <text:p text:style-name="P200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01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19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27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34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02">Define an API</text:p>
        </text:list-item>
        <text:list-item>
          <text:p text:style-name="P202">Define resources and nested resources </text:p>
        </text:list-item>
        <text:list-item>
          <text:p text:style-name="P202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02">deploy api to stage </text:p>
          <text:list>
            <text:list-item>
              <text:p text:style-name="P202">use API gateway domain</text:p>
            </text:list-item>
            <text:list-item>
              <text:p text:style-name="P202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35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19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36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37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03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33">flexible noSQL database for applications </text:p>
        </text:list-item>
        <text:list-item>
          <text:p text:style-name="P233">supports both document and key-value data models</text:p>
        </text:list-item>
        <text:list-item>
          <text:p text:style-name="P233">useful for mobile,web,gaming,ad-techIoT</text:p>
        </text:list-item>
        <text:list-item>
          <text:p text:style-name="P234">backed by ssds</text:p>
        </text:list-item>
        <text:list-item>
          <text:p text:style-name="P234">spread across 3 distint data centers </text:p>
        </text:list-item>
        <text:list-item>
          <text:p text:style-name="P234">has eventual consistent reads or strongly consistent reads</text:p>
        </text:list-item>
        <text:list-item>
          <text:p text:style-name="P235">made of tables – items, attributes, key and value</text:p>
          <text:list>
            <text:list-item>
              <text:p text:style-name="P236">can be written in JSON,HTML </text:p>
            </text:list-item>
          </text:list>
        </text:list-item>
        <text:list-item>
          <text:p text:style-name="P150"><text:span text:style-name="T40">S</text:span><text:span text:style-name="T39">tores 2 types of primary keys:</text:span></text:p>
          <text:list>
            <text:list-item>
              <text:p text:style-name="P150"><text:span text:style-name="T41">partition key – </text:span><text:span text:style-name="T39">unique attribute – user ID</text:span></text:p>
              <text:list>
                <text:list-item>
                  <text:p text:style-name="P237">its value is put into a hash function and that determines the physical location of where it will be stored</text:p>
                </text:list-item>
                <text:list-item>
                  <text:p text:style-name="P151"><text:span text:style-name="T44">NO 2 PARTITION KEYS WILL BE THE SAME</text:span><text:span text:style-name="T39"> </text:span></text:p>
                </text:list-item>
              </text:list>
            </text:list-item>
            <text:list-item>
              <text:p text:style-name="P150"><text:span text:style-name="T39"><text:s/></text:span><text:span text:style-name="T42">composite key – </text:span><text:span text:style-name="T44">combination of partition key and sort key</text:span></text:p>
              <text:list>
                <text:list-item>
                  <text:p text:style-name="P152"><text:span text:style-name="T44">u</text:span><text:span text:style-name="T39">seful where partition key isn’t unique</text:span></text:p>
                </text:list-item>
                <text:list-item>
                  <text:p text:style-name="P239">ex forum posts – partition key – userID, sort key – timestamp of the post</text:p>
                  <text:list>
                    <text:list-item>
                      <text:p text:style-name="P152"><text:span text:style-name="T45">items with the same partition key are stored together and they sorted according </text:span><text:span text:style-name="T46">to</text:span><text:span text:style-name="T45"> the sort key </text:span><text:span text:style-name="T39"><text:s/></text:span></text:p>
                    </text:list-item>
                  </text:list>
                </text:list-item>
                <text:list-item>
                  <text:p text:style-name="P239"/>
                </text:list-item>
              </text:list>
            </text:list-item>
            <text:list-item>
              <text:p text:style-name="P240"/>
            </text:list-item>
          </text:list>
        </text:list-item>
        <text:list-item>
          <text:p text:style-name="P150"><text:span text:style-name="T39"><text:s/></text:span><text:span text:style-name="T43">Security is managed by IAM – </text:span><text:span text:style-name="T47">create users to access and create DynamoDB tables, also create a role or use </text:span><text:span text:style-name="T43">IAM condition to restrict user access to their own records</text:span></text:p>
          <text:list>
            <text:list-item>
              <text:p text:style-name="P153"><text:span text:style-name="T43">e</text:span><text:span text:style-name="T41">x. </text:span><text:span text:style-name="T39">mobile game with users and scoreboard</text:span></text:p>
            </text:list-item>
          </text:list>
        </text:list-item>
        <text:list-item>
          <text:p text:style-name="P238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48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04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04"><text:span text:style-name="T11">ex. partition key – userID, sort key – account creation date</text:span> </text:p>
            </text:list-item>
          </text:list>
        </text:list-item>
        <text:list-item>
          <text:p text:style-name="P205">global secondary index - </text:p>
          <text:list>
            <text:list-item>
              <text:p text:style-name="P205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32">Query – </text:span><text:span text:style-name="T30">finds items in a tabled based on primary key and a distinct value </text:span><text:span text:style-name="T31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41"><text:span text:style-name="T28">use the ProjectionExpression parameter </text:span><text:span text:style-name="T29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43"><text:span text:style-name="T29">reverse the order with </text:span><text:span text:style-name="T28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32">Scan – </text:span><text:span text:style-name="T33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42"><text:span text:style-name="T28">use the ProjectionExpression parameter </text:span><text:span text:style-name="T29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06">know scans process data sequentially returning 1MB incremements. It can only scan 1 partition at a time</text:p>
        </text:list-item>
        <text:list-item>
          <text:p text:style-name="P206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49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54">(uses write-through cache)</text:span></text:p>
      <text:p text:style-name="P168">ex. adding a new item </text:p>
      <text:p text:style-name="P93">Allows you to point DynamoDB API calls to the DAX cluster fir<text:span text:style-name="T50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1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52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53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55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19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19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56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46">A DynamoDB stream is an<text:span text:style-name="T19"> ordered flow of information about changes to items</text:span> in an Amazon DynamoDB table.</text:p>
        </text:list-item>
        <text:list-item>
          <text:p text:style-name="P247">Events are recored in near real-time </text:p>
        </text:list-item>
        <text:list-item>
          <text:p text:style-name="P248">event source for lambda, can trigger lambda basically!</text:p>
        </text:list-item>
        <text:list-item>
          <text:p text:style-name="P246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19">exponential backoff –</text:span> <text:span text:style-name="T57">all aws sdks use exponential baackoff, app will wait longer before retrying again. First 50 ms, then 100 ms, then 200 ms, </text:span></text:p>
        </text:list-item>
        <text:list-item>
          <text:p text:style-name="P207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19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38">fileb://</text:span>hi.txt --output text --query CiphertextBlob | base64 --decode &gt; <text:span text:style-name="T38">encrypted.txt</text:span></text:p>
      <text:p text:style-name="P102"/>
      <text:p text:style-name="P102">aws kms decrypt --ciphertext-blob <text:span text:style-name="T38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38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44">Take your master key to encrypt envelope key, and envelope key is used to encrypt data </text:p>
      <text:p text:style-name="P245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49">More notes on other AWS Services</text:p>
      <text:p text:style-name="P184"/>
      <text:p text:style-name="P208">More notes on SQS</text:p>
      <text:list xml:id="list2605550248" text:style-name="L29">
        <text:list-item>
          <text:p text:style-name="P186">web service message queue service that can be used to store messages until a computer can process them </text:p>
        </text:list-item>
        <text:list-item>
          <text:p text:style-name="P187">distributed queue system </text:p>
        </text:list-item>
        <text:list-item>
          <text:p text:style-name="P209">short polling – <text:span text:style-name="T1">keep polling the queue for more work</text:span></text:p>
        </text:list-item>
        <text:list-item>
          <text:p text:style-name="P209">long polling – <text:span text:style-name="T1">respond when messages are finally in the queue</text:span></text:p>
        </text:list-item>
        <text:list-item>
          <text:p text:style-name="P210">useful for decoupling components and easing message management between these components</text:p>
        </text:list-item>
        <text:list-item>
          <text:p text:style-name="P211">standard – <text:span text:style-name="T1">standard queues are delivered at least once , </text:span><text:span text:style-name="T15">no ordering</text:span></text:p>
          <text:list>
            <text:list-item>
              <text:p text:style-name="P212">you need to provide another application to help with ordering </text:p>
            </text:list-item>
          </text:list>
        </text:list-item>
        <text:list-item>
          <text:p text:style-name="P211">FIFO – <text:span text:style-name="T1">first in, first processed, </text:span><text:span text:style-name="T16">liit to 300 transactions per secondary</text:span></text:p>
        </text:list-item>
        <text:list-item>
          <text:p text:style-name="P213">messages are 256kb in size </text:p>
        </text:list-item>
        <text:list-item>
          <text:p text:style-name="P214"><text:span text:style-name="T1">kept from 1 min to 14 days in the queue</text:span></text:p>
        </text:list-item>
        <text:list-item>
          <text:p text:style-name="P214"><text:span text:style-name="T1">default retention period is 4 days </text:span></text:p>
        </text:list-item>
        <text:list-item>
          <text:p text:style-name="P215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16"><text:span text:style-name="T1">message is deleted after processed</text:span></text:p>
            </text:list-item>
            <text:list-item>
              <text:p text:style-name="P216"><text:soft-page-break/><text:span text:style-name="T1">message becomes visible if no computer processes it </text:span></text:p>
            </text:list-item>
            <text:list-item>
              <text:p text:style-name="P218">timeout can range from 30 seconds to 12 hrs </text:p>
            </text:list-item>
          </text:list>
        </text:list-item>
      </text:list>
      <text:p text:style-name="P217"><text:span text:style-name="T1"/></text:p>
      <text:p text:style-name="P219">More on SNS </text:p>
      <text:p text:style-name="P188">amazon’s managed notification service </text:p>
      <text:list xml:id="list2861060076" text:style-name="L30">
        <text:list-item>
          <text:p text:style-name="P189">flexible, scalable, cost-efficient </text:p>
        </text:list-item>
        <text:list-item>
          <text:p text:style-name="P190">push notifications to numerous devices</text:p>
        </text:list-item>
        <text:list-item>
          <text:p text:style-name="P220">make a topic –<text:span text:style-name="T1"> </text:span><text:span text:style-name="T58">access point where devices subscribe, </text:span><text:span text:style-name="T1">group of devices to receive these messages </text:span></text:p>
        </text:list-item>
        <text:list-item>
          <text:p text:style-name="P221">all messages are stored redundantly across multiple AZ’s</text:p>
        </text:list-item>
        <text:list-item>
          <text:p text:style-name="P222"><text:span text:style-name="T1">push-based deliver</text:span></text:p>
        </text:list-item>
        <text:list-item>
          <text:p text:style-name="P223"><text:span text:style-name="T1">payasyougo</text:span></text:p>
          <text:list>
            <text:list-item>
              <text:p text:style-name="P223"><text:span text:style-name="T1">.</text:span><text:span text:style-name="T18">50 per 1 million requests </text:span></text:p>
            </text:list-item>
            <text:list-item>
              <text:p text:style-name="P223"><text:span text:style-name="T18">.06 per 100000 per http requests </text:span></text:p>
            </text:list-item>
            <text:list-item>
              <text:p text:style-name="P223"><text:span text:style-name="T18">.75 per 100 notifications over SMS</text:span></text:p>
            </text:list-item>
            <text:list-item>
              <text:p text:style-name="P225"><text:span text:style-name="T18">2.</text:span><text:span text:style-name="T1">00 per 100000 notifications over email</text:span></text:p>
            </text:list-item>
          </text:list>
        </text:list-item>
      </text:list>
      <text:p text:style-name="P224"><text:span text:style-name="T1"/></text:p>
      <text:p text:style-name="P226">SES vs SNS</text:p>
      <text:p text:style-name="P226">SES<text:span text:style-name="T1"> – simple email service </text:span></text:p>
      <text:p text:style-name="P226"><text:span text:style-name="T1">scalable email service to help with marketing services (think mailchimp for AWS) </text:span></text:p>
      <text:list xml:id="list1785934074" text:style-name="L31">
        <text:list-item>
          <text:p text:style-name="P227"><text:span text:style-name="T1">automated emails </text:span></text:p>
        </text:list-item>
        <text:list-item>
          <text:p text:style-name="P227"><text:span text:style-name="T1">purchase confirmations</text:span></text:p>
        </text:list-item>
        <text:list-item>
          <text:p text:style-name="P227"><text:span text:style-name="T1">shipping notifications</text:span></text:p>
        </text:list-item>
        <text:list-item>
          <text:p text:style-name="P227"><text:span text:style-name="T1">order status updates </text:span></text:p>
        </text:list-item>
        <text:list-item>
          <text:p text:style-name="P227"><text:span text:style-name="T1">online retail business that needs customers about sales promotions and discounts </text:span></text:p>
        </text:list-item>
      </text:list>
      <text:p text:style-name="P228"><text:span text:style-name="T1"/></text:p>
      <text:p text:style-name="P229">More on Elastic Beanstalk 101</text:p>
      <text:p text:style-name="P230">service for scaling web applications in many languages</text:p>
      <text:p text:style-name="P230">Developers focus on writing code. Elastic beanstalk handles the rest </text:p>
      <text:list xml:id="list900216026" text:style-name="L32">
        <text:list-item>
          <text:p text:style-name="P231"><text:span text:style-name="T1">you upload the code</text:span></text:p>
        </text:list-item>
        <text:list-item>
          <text:p text:style-name="P231"><text:span text:style-name="T1">it configures the environment </text:span></text:p>
        </text:list-item>
        <text:list-item>
          <text:p text:style-name="P232"><text:span text:style-name="T1">elastic beanstalk is using zip folder while cloudformation are templates in JSON </text:span></text:p>
        </text:list-item>
      </text:list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5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3:44:59.573642699</dc:date>
    <meta:editing-duration>PT15H36M45S</meta:editing-duration>
    <meta:editing-cycles>244</meta:editing-cycles>
    <meta:generator>LibreOffice/6.0.7.3$Linux_X86_64 LibreOffice_project/00m0$Build-3</meta:generator>
    <meta:document-statistic meta:table-count="0" meta:image-count="1" meta:object-count="0" meta:page-count="12" meta:paragraph-count="374" meta:word-count="2972" meta:character-count="17614" meta:non-whitespace-character-count="15033"/>
  </office:meta>
</office:document-meta>
</file>